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AAAAAC+HelveticaNeue-Bold" svg:font-family="AAAAAC+HelveticaNeue-Bold" style:font-family-generic="swiss" svg:panose-1="0 0 0 0 0 0 0 0 0 0"/>
    <style:font-face style:name="AAAAAD+HelveticaNeue" svg:font-family="AAAAAD+HelveticaNeue" style:font-family-generic="swiss" svg:panose-1="0 0 0 0 0 0 0 0 0 0"/>
    <style:font-face style:name="AAAAAE+HelveticaNeue" svg:font-family="AAAAAE+HelveticaNeue" style:font-family-generic="swiss" svg:panose-1="0 0 0 0 0 0 0 0 0 0"/>
  </office:font-face-decls>
  <office:automatic-styles>
    <text:list-style style:name="LFO1">
      <text:list-level-style-number text:level="1" text:style-name="WW_CharLFO1LVL1" style:num-suffix="." style:num-format="1">
        <style:list-level-properties text:space-before="0.0784in" text:min-label-width="0.3152in" text:list-level-position-and-space-mode="label-alignment">
          <style:list-level-label-alignment text:label-followed-by="listtab" fo:margin-left="0.3937in" fo:text-indent="-0.3152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." style:num-format="1" text:display-levels="3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4" style:num-suffix="." style:num-format="1" text:display-levels="4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5" style:num-suffix="." style:num-format="1" text:display-levels="5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6" style:num-suffix="." style:num-format="1" text:display-levels="6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7" style:num-suffix="." style:num-format="1" text:display-levels="7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8" style:num-suffix="." style:num-format="1" text:display-levels="8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9" style:num-suffix="." style:num-format="1" text:display-levels="9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2" style:num-suffix="." style:num-format="1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3" style:num-suffix="." style:num-format="1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suffix="." style:num-format="1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suffix="." style:num-format="1">
        <style:list-level-properties text:space-before="2in" text:min-label-width="0.5in" text:list-level-position-and-space-mode="label-alignment">
          <style:list-level-label-alignment text:label-followed-by="listtab" fo:margin-left="2.5in" fo:text-indent="-0.5in"/>
        </style:list-level-properties>
      </text:list-level-style-number>
      <text:list-level-style-number text:level="6" style:num-suffix="." style:num-format="1">
        <style:list-level-properties text:space-before="2.5in" text:min-label-width="0.5in" text:list-level-position-and-space-mode="label-alignment">
          <style:list-level-label-alignment text:label-followed-by="listtab" fo:margin-left="3in" fo:text-indent="-0.5in"/>
        </style:list-level-properties>
      </text:list-level-style-number>
      <text:list-level-style-number text:level="7" style:num-suffix="." style:num-format="1">
        <style:list-level-properties text:space-before="3in" text:min-label-width="0.5in" text:list-level-position-and-space-mode="label-alignment">
          <style:list-level-label-alignment text:label-followed-by="listtab" fo:margin-left="3.5in" fo:text-indent="-0.5in"/>
        </style:list-level-properties>
      </text:list-level-style-number>
      <text:list-level-style-number text:level="8" style:num-suffix="." style:num-format="1">
        <style:list-level-properties text:space-before="3.5in" text:min-label-width="0.5in" text:list-level-position-and-space-mode="label-alignment">
          <style:list-level-label-alignment text:label-followed-by="listtab" fo:margin-left="4in" fo:text-indent="-0.5in"/>
        </style:list-level-properties>
      </text:list-level-style-number>
      <text:list-level-style-number text:level="9" style:num-suffix="." style:num-format="1">
        <style:list-level-properties text:space-before="4in" text:min-label-width="0.5in" text:list-level-position-and-space-mode="label-alignment">
          <style:list-level-label-alignment text:label-followed-by="listtab" fo:margin-left="4.5in" fo:text-indent="-0.5in"/>
        </style:list-level-properties>
      </text:list-level-style-number>
    </text:list-style>
    <style:style style:name="P1" style:parent-style-name="Normální" style:master-page-name="MP0" style:family="paragraph">
      <style:paragraph-properties fo:break-before="page" fo:line-height="150%"/>
    </style:style>
    <style:style style:name="T2" style:parent-style-name="Standardnípísmoodstavce" style:family="text">
      <style:text-properties fo:font-weight="bold" style:font-weight-asian="bold" style:font-weight-complex="bold" fo:font-size="18pt" style:font-size-asian="18pt" style:font-size-complex="18pt"/>
    </style:style>
    <style:style style:name="T3" style:parent-style-name="Standardnípísmoodstavce" style:family="text">
      <style:text-properties style:font-name="AAAAAC+HelveticaNeue-Bold" style:font-name-complex="AAAAAC+HelveticaNeue-Bold" fo:font-weight="bold" style:font-weight-asian="bold" style:font-weight-complex="bold" fo:font-size="18pt" style:font-size-asian="18pt" style:font-size-complex="18pt"/>
    </style:style>
    <style:style style:name="T4" style:parent-style-name="Standardnípísmoodstavce" style:family="text">
      <style:text-properties fo:font-weight="bold" style:font-weight-asian="bold" style:font-weight-complex="bold" fo:font-size="18pt" style:font-size-asian="18pt" style:font-size-complex="18pt"/>
    </style:style>
    <style:style style:name="T5" style:parent-style-name="Standardnípísmoodstavce" style:family="text">
      <style:text-properties style:font-name="AAAAAC+HelveticaNeue-Bold" style:font-name-complex="AAAAAC+HelveticaNeue-Bold" fo:font-weight="bold" style:font-weight-asian="bold" style:font-weight-complex="bold" fo:font-size="18pt" style:font-size-asian="18pt" style:font-size-complex="18pt"/>
    </style:style>
    <style:style style:name="T6" style:parent-style-name="Standardnípísmoodstavce" style:family="text">
      <style:text-properties fo:font-weight="bold" style:font-weight-asian="bold" style:font-weight-complex="bold" fo:font-size="18pt" style:font-size-asian="18pt" style:font-size-complex="18pt"/>
    </style:style>
    <style:style style:name="T7" style:parent-style-name="Standardnípísmoodstavce" style:family="text">
      <style:text-properties style:font-name="AAAAAC+HelveticaNeue-Bold" style:font-name-complex="AAAAAC+HelveticaNeue-Bold" fo:font-weight="bold" style:font-weight-asian="bold" style:font-weight-complex="bold" fo:font-size="18pt" style:font-size-asian="18pt" style:font-size-complex="18pt"/>
    </style:style>
    <style:style style:name="T8" style:parent-style-name="Standardnípísmoodstavce" style:family="text">
      <style:text-properties fo:font-weight="bold" style:font-weight-asian="bold" style:font-weight-complex="bold" fo:font-size="18pt" style:font-size-asian="18pt" style:font-size-complex="18pt"/>
    </style:style>
    <style:style style:name="P9" style:parent-style-name="Normální" style:family="paragraph">
      <style:paragraph-properties fo:line-height="150%"/>
    </style:style>
    <style:style style:name="T10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11" style:parent-style-name="Standardnípísmoodstavce" style:family="text">
      <style:text-properties style:font-name="AAAAAE+HelveticaNeue" style:font-name-complex="AAAAAE+HelveticaNeue" fo:font-size="13pt" style:font-size-asian="13pt" style:font-size-complex="13pt"/>
    </style:style>
    <style:style style:name="T12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13" style:parent-style-name="Standardnípísmoodstavce" style:family="text">
      <style:text-properties style:font-name="AAAAAE+HelveticaNeue" style:font-name-complex="AAAAAE+HelveticaNeue" fo:font-size="13pt" style:font-size-asian="13pt" style:font-size-complex="13pt"/>
    </style:style>
    <style:style style:name="T14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15" style:parent-style-name="Standardnípísmoodstavce" style:family="text">
      <style:text-properties style:font-name="AAAAAE+HelveticaNeue" style:font-name-complex="AAAAAE+HelveticaNeue" fo:font-size="13pt" style:font-size-asian="13pt" style:font-size-complex="13pt"/>
    </style:style>
    <style:style style:name="T16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17" style:parent-style-name="Standardnípísmoodstavce" style:family="text">
      <style:text-properties style:font-name="AAAAAE+HelveticaNeue" style:font-name-complex="AAAAAE+HelveticaNeue" fo:font-size="13pt" style:font-size-asian="13pt" style:font-size-complex="13pt"/>
    </style:style>
    <style:style style:name="T18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19" style:parent-style-name="Standardnípísmoodstavce" style:family="text">
      <style:text-properties style:font-name="AAAAAE+HelveticaNeue" style:font-name-complex="AAAAAE+HelveticaNeue" fo:font-size="13pt" style:font-size-asian="13pt" style:font-size-complex="13pt"/>
    </style:style>
    <style:style style:name="T20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21" style:parent-style-name="Standardnípísmoodstavce" style:family="text">
      <style:text-properties style:font-name="AAAAAE+HelveticaNeue" style:font-name-complex="AAAAAE+HelveticaNeue" fo:font-size="13pt" style:font-size-asian="13pt" style:font-size-complex="13pt"/>
    </style:style>
    <style:style style:name="T22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23" style:parent-style-name="Standardnípísmoodstavce" style:family="text">
      <style:text-properties style:font-name="AAAAAE+HelveticaNeue" style:font-name-complex="AAAAAE+HelveticaNeue" fo:font-size="13pt" style:font-size-asian="13pt" style:font-size-complex="13pt"/>
    </style:style>
    <style:style style:name="T24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25" style:parent-style-name="Standardnípísmoodstavce" style:family="text">
      <style:text-properties style:font-name="AAAAAE+HelveticaNeue" style:font-name-complex="AAAAAE+HelveticaNeue" fo:font-size="13pt" style:font-size-asian="13pt" style:font-size-complex="13pt"/>
    </style:style>
    <style:style style:name="T26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27" style:parent-style-name="Standardnípísmoodstavce" style:family="text">
      <style:text-properties style:font-name="AAAAAE+HelveticaNeue" style:font-name-complex="AAAAAE+HelveticaNeue" fo:font-size="13pt" style:font-size-asian="13pt" style:font-size-complex="13pt"/>
    </style:style>
    <style:style style:name="T28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29" style:parent-style-name="Standardnípísmoodstavce" style:family="text">
      <style:text-properties style:font-name="AAAAAE+HelveticaNeue" style:font-name-complex="AAAAAE+HelveticaNeue" fo:font-size="13pt" style:font-size-asian="13pt" style:font-size-complex="13pt"/>
    </style:style>
    <style:style style:name="T30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31" style:parent-style-name="Standardnípísmoodstavce" style:family="text">
      <style:text-properties style:font-name="AAAAAE+HelveticaNeue" style:font-name-complex="AAAAAE+HelveticaNeue" fo:font-size="13pt" style:font-size-asian="13pt" style:font-size-complex="13pt"/>
    </style:style>
    <style:style style:name="T32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33" style:parent-style-name="Standardnípísmoodstavce" style:family="text">
      <style:text-properties style:font-name="AAAAAE+HelveticaNeue" style:font-name-complex="AAAAAE+HelveticaNeue" fo:font-size="13pt" style:font-size-asian="13pt" style:font-size-complex="13pt"/>
    </style:style>
    <style:style style:name="T34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P35" style:parent-style-name="Normální" style:family="paragraph">
      <style:paragraph-properties fo:line-height="150%"/>
    </style:style>
    <style:style style:name="T36" style:parent-style-name="Standardnípísmoodstavce" style:family="text">
      <style:text-properties fo:font-weight="bold" style:font-weight-asian="bold" style:font-weight-complex="bold" fo:font-size="13pt" style:font-size-asian="13pt" style:font-size-complex="13pt"/>
    </style:style>
    <style:style style:name="T37" style:parent-style-name="Standardnípísmoodstavce" style:family="text">
      <style:text-properties style:font-name="AAAAAC+HelveticaNeue-Bold" style:font-name-complex="AAAAAC+HelveticaNeue-Bold" fo:font-weight="bold" style:font-weight-asian="bold" style:font-weight-complex="bold" fo:font-size="13pt" style:font-size-asian="13pt" style:font-size-complex="13pt"/>
    </style:style>
    <style:style style:name="T38" style:parent-style-name="Standardnípísmoodstavce" style:family="text">
      <style:text-properties fo:font-weight="bold" style:font-weight-asian="bold" style:font-weight-complex="bold" fo:font-size="13pt" style:font-size-asian="13pt" style:font-size-complex="13pt"/>
    </style:style>
    <style:style style:name="P39" style:parent-style-name="Normální" style:family="paragraph">
      <style:paragraph-properties fo:line-height="150%"/>
    </style:style>
    <style:style style:name="T40" style:parent-style-name="Standardnípísmoodstavce" style:family="text">
      <style:text-properties fo:font-weight="bold" style:font-weight-asian="bold" style:font-weight-complex="bold" fo:font-size="13pt" style:font-size-asian="13pt" style:font-size-complex="13pt"/>
    </style:style>
    <style:style style:name="T41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42" style:parent-style-name="Standardnípísmoodstavce" style:family="text">
      <style:text-properties style:font-name="AAAAAE+HelveticaNeue" style:font-name-complex="AAAAAE+HelveticaNeue" fo:font-size="13pt" style:font-size-asian="13pt" style:font-size-complex="13pt"/>
    </style:style>
    <style:style style:name="T43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44" style:parent-style-name="Standardnípísmoodstavce" style:family="text">
      <style:text-properties style:font-name="AAAAAE+HelveticaNeue" style:font-name-complex="AAAAAE+HelveticaNeue" fo:font-size="13pt" style:font-size-asian="13pt" style:font-size-complex="13pt"/>
    </style:style>
    <style:style style:name="T45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46" style:parent-style-name="Standardnípísmoodstavce" style:family="text">
      <style:text-properties style:font-name="AAAAAE+HelveticaNeue" style:font-name-complex="AAAAAE+HelveticaNeue" fo:font-size="13pt" style:font-size-asian="13pt" style:font-size-complex="13pt"/>
    </style:style>
    <style:style style:name="T47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48" style:parent-style-name="Standardnípísmoodstavce" style:family="text">
      <style:text-properties style:font-name="AAAAAE+HelveticaNeue" style:font-name-complex="AAAAAE+HelveticaNeue" fo:font-size="13pt" style:font-size-asian="13pt" style:font-size-complex="13pt"/>
    </style:style>
    <style:style style:name="T49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50" style:parent-style-name="Standardnípísmoodstavce" style:family="text">
      <style:text-properties style:font-name="AAAAAE+HelveticaNeue" style:font-name-complex="AAAAAE+HelveticaNeue" fo:font-size="13pt" style:font-size-asian="13pt" style:font-size-complex="13pt"/>
    </style:style>
    <style:style style:name="T51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52" style:parent-style-name="Standardnípísmoodstavce" style:family="text">
      <style:text-properties style:font-name="AAAAAE+HelveticaNeue" style:font-name-complex="AAAAAE+HelveticaNeue" fo:font-size="13pt" style:font-size-asian="13pt" style:font-size-complex="13pt"/>
    </style:style>
    <style:style style:name="T53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54" style:parent-style-name="Standardnípísmoodstavce" style:family="text">
      <style:text-properties style:font-name="AAAAAE+HelveticaNeue" style:font-name-complex="AAAAAE+HelveticaNeue" fo:font-size="13pt" style:font-size-asian="13pt" style:font-size-complex="13pt"/>
    </style:style>
    <style:style style:name="T55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56" style:parent-style-name="Standardnípísmoodstavce" style:family="text">
      <style:text-properties style:font-name="AAAAAE+HelveticaNeue" style:font-name-complex="AAAAAE+HelveticaNeue" fo:font-size="13pt" style:font-size-asian="13pt" style:font-size-complex="13pt"/>
    </style:style>
    <style:style style:name="T57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58" style:parent-style-name="Standardnípísmoodstavce" style:family="text">
      <style:text-properties style:font-name="AAAAAE+HelveticaNeue" style:font-name-complex="AAAAAE+HelveticaNeue" fo:font-size="13pt" style:font-size-asian="13pt" style:font-size-complex="13pt"/>
    </style:style>
    <style:style style:name="T59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60" style:parent-style-name="Standardnípísmoodstavce" style:family="text">
      <style:text-properties style:font-name="AAAAAE+HelveticaNeue" style:font-name-complex="AAAAAE+HelveticaNeue" fo:font-size="13pt" style:font-size-asian="13pt" style:font-size-complex="13pt"/>
    </style:style>
    <style:style style:name="T61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62" style:parent-style-name="Standardnípísmoodstavce" style:family="text">
      <style:text-properties style:font-name="AAAAAE+HelveticaNeue" style:font-name-complex="AAAAAE+HelveticaNeue" fo:font-size="13pt" style:font-size-asian="13pt" style:font-size-complex="13pt"/>
    </style:style>
    <style:style style:name="T63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64" style:parent-style-name="Standardnípísmoodstavce" style:family="text">
      <style:text-properties style:font-name="AAAAAE+HelveticaNeue" style:font-name-complex="AAAAAE+HelveticaNeue" fo:font-size="13pt" style:font-size-asian="13pt" style:font-size-complex="13pt"/>
    </style:style>
    <style:style style:name="T65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66" style:parent-style-name="Standardnípísmoodstavce" style:family="text">
      <style:text-properties style:font-name="AAAAAE+HelveticaNeue" style:font-name-complex="AAAAAE+HelveticaNeue" fo:font-size="13pt" style:font-size-asian="13pt" style:font-size-complex="13pt"/>
    </style:style>
    <style:style style:name="T67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68" style:parent-style-name="Standardnípísmoodstavce" style:family="text">
      <style:text-properties style:font-name="AAAAAE+HelveticaNeue" style:font-name-complex="AAAAAE+HelveticaNeue" fo:font-size="13pt" style:font-size-asian="13pt" style:font-size-complex="13pt"/>
    </style:style>
    <style:style style:name="T69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70" style:parent-style-name="Standardnípísmoodstavce" style:family="text">
      <style:text-properties style:font-name="AAAAAE+HelveticaNeue" style:font-name-complex="AAAAAE+HelveticaNeue" fo:font-size="13pt" style:font-size-asian="13pt" style:font-size-complex="13pt"/>
    </style:style>
    <style:style style:name="T71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72" style:parent-style-name="Standardnípísmoodstavce" style:family="text">
      <style:text-properties style:font-name="AAAAAE+HelveticaNeue" style:font-name-complex="AAAAAE+HelveticaNeue" fo:font-size="13pt" style:font-size-asian="13pt" style:font-size-complex="13pt"/>
    </style:style>
    <style:style style:name="T73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74" style:parent-style-name="Standardnípísmoodstavce" style:family="text">
      <style:text-properties style:font-name="AAAAAE+HelveticaNeue" style:font-name-complex="AAAAAE+HelveticaNeue" fo:font-size="13pt" style:font-size-asian="13pt" style:font-size-complex="13pt"/>
    </style:style>
    <style:style style:name="T75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76" style:parent-style-name="Standardnípísmoodstavce" style:family="text">
      <style:text-properties style:font-name="AAAAAE+HelveticaNeue" style:font-name-complex="AAAAAE+HelveticaNeue" fo:font-size="13pt" style:font-size-asian="13pt" style:font-size-complex="13pt"/>
    </style:style>
    <style:style style:name="T77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78" style:parent-style-name="Standardnípísmoodstavce" style:family="text">
      <style:text-properties style:font-name="AAAAAE+HelveticaNeue" style:font-name-complex="AAAAAE+HelveticaNeue" fo:font-size="13pt" style:font-size-asian="13pt" style:font-size-complex="13pt"/>
    </style:style>
    <style:style style:name="T79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80" style:parent-style-name="Standardnípísmoodstavce" style:family="text">
      <style:text-properties style:font-name="AAAAAE+HelveticaNeue" style:font-name-complex="AAAAAE+HelveticaNeue" fo:font-size="13pt" style:font-size-asian="13pt" style:font-size-complex="13pt"/>
    </style:style>
    <style:style style:name="T81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82" style:parent-style-name="Standardnípísmoodstavce" style:family="text">
      <style:text-properties style:font-name="AAAAAE+HelveticaNeue" style:font-name-complex="AAAAAE+HelveticaNeue" fo:font-size="13pt" style:font-size-asian="13pt" style:font-size-complex="13pt"/>
    </style:style>
    <style:style style:name="T83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84" style:parent-style-name="Standardnípísmoodstavce" style:family="text">
      <style:text-properties style:font-name="AAAAAE+HelveticaNeue" style:font-name-complex="AAAAAE+HelveticaNeue" fo:font-size="13pt" style:font-size-asian="13pt" style:font-size-complex="13pt"/>
    </style:style>
    <style:style style:name="T85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86" style:parent-style-name="Standardnípísmoodstavce" style:family="text">
      <style:text-properties style:font-name="AAAAAE+HelveticaNeue" style:font-name-complex="AAAAAE+HelveticaNeue" fo:font-size="13pt" style:font-size-asian="13pt" style:font-size-complex="13pt"/>
    </style:style>
    <style:style style:name="T87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P88" style:parent-style-name="Normální" style:family="paragraph">
      <style:paragraph-properties fo:line-height="150%"/>
    </style:style>
    <style:style style:name="T89" style:parent-style-name="Standardnípísmoodstavce" style:family="text">
      <style:text-properties fo:font-weight="bold" style:font-weight-asian="bold" style:font-weight-complex="bold" fo:font-size="13pt" style:font-size-asian="13pt" style:font-size-complex="13pt"/>
    </style:style>
    <style:style style:name="T90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91" style:parent-style-name="Standardnípísmoodstavce" style:family="text">
      <style:text-properties style:font-name="AAAAAE+HelveticaNeue" style:font-name-complex="AAAAAE+HelveticaNeue" fo:font-size="13pt" style:font-size-asian="13pt" style:font-size-complex="13pt"/>
    </style:style>
    <style:style style:name="T92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93" style:parent-style-name="Standardnípísmoodstavce" style:family="text">
      <style:text-properties style:font-name="AAAAAE+HelveticaNeue" style:font-name-complex="AAAAAE+HelveticaNeue" fo:font-size="13pt" style:font-size-asian="13pt" style:font-size-complex="13pt"/>
    </style:style>
    <style:style style:name="T94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95" style:parent-style-name="Standardnípísmoodstavce" style:family="text">
      <style:text-properties style:font-name="AAAAAE+HelveticaNeue" style:font-name-complex="AAAAAE+HelveticaNeue" fo:font-size="13pt" style:font-size-asian="13pt" style:font-size-complex="13pt"/>
    </style:style>
    <style:style style:name="T96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97" style:parent-style-name="Standardnípísmoodstavce" style:family="text">
      <style:text-properties style:font-name="AAAAAE+HelveticaNeue" style:font-name-complex="AAAAAE+HelveticaNeue" fo:font-size="13pt" style:font-size-asian="13pt" style:font-size-complex="13pt"/>
    </style:style>
    <style:style style:name="T98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99" style:parent-style-name="Standardnípísmoodstavce" style:family="text">
      <style:text-properties style:font-name="AAAAAE+HelveticaNeue" style:font-name-complex="AAAAAE+HelveticaNeue" fo:font-size="13pt" style:font-size-asian="13pt" style:font-size-complex="13pt"/>
    </style:style>
    <style:style style:name="T100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101" style:parent-style-name="Standardnípísmoodstavce" style:family="text">
      <style:text-properties style:font-name="AAAAAE+HelveticaNeue" style:font-name-complex="AAAAAE+HelveticaNeue" fo:font-size="13pt" style:font-size-asian="13pt" style:font-size-complex="13pt"/>
    </style:style>
    <style:style style:name="T102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103" style:parent-style-name="Standardnípísmoodstavce" style:family="text">
      <style:text-properties style:font-name="AAAAAE+HelveticaNeue" style:font-name-complex="AAAAAE+HelveticaNeue" fo:font-size="13pt" style:font-size-asian="13pt" style:font-size-complex="13pt"/>
    </style:style>
    <style:style style:name="T104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105" style:parent-style-name="Standardnípísmoodstavce" style:family="text">
      <style:text-properties style:font-name="AAAAAE+HelveticaNeue" style:font-name-complex="AAAAAE+HelveticaNeue" fo:font-size="13pt" style:font-size-asian="13pt" style:font-size-complex="13pt"/>
    </style:style>
    <style:style style:name="T106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107" style:parent-style-name="Standardnípísmoodstavce" style:family="text">
      <style:text-properties style:font-name="AAAAAE+HelveticaNeue" style:font-name-complex="AAAAAE+HelveticaNeue" fo:font-size="13pt" style:font-size-asian="13pt" style:font-size-complex="13pt"/>
    </style:style>
    <style:style style:name="T108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109" style:parent-style-name="Standardnípísmoodstavce" style:family="text">
      <style:text-properties style:font-name="AAAAAE+HelveticaNeue" style:font-name-complex="AAAAAE+HelveticaNeue" fo:font-size="13pt" style:font-size-asian="13pt" style:font-size-complex="13pt"/>
    </style:style>
    <style:style style:name="T110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111" style:parent-style-name="Standardnípísmoodstavce" style:family="text">
      <style:text-properties style:font-name="AAAAAE+HelveticaNeue" style:font-name-complex="AAAAAE+HelveticaNeue" fo:font-size="13pt" style:font-size-asian="13pt" style:font-size-complex="13pt"/>
    </style:style>
    <style:style style:name="T112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113" style:parent-style-name="Standardnípísmoodstavce" style:family="text">
      <style:text-properties style:font-name="AAAAAE+HelveticaNeue" style:font-name-complex="AAAAAE+HelveticaNeue" fo:font-size="13pt" style:font-size-asian="13pt" style:font-size-complex="13pt"/>
    </style:style>
    <style:style style:name="T114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115" style:parent-style-name="Standardnípísmoodstavce" style:family="text">
      <style:text-properties style:font-name="AAAAAE+HelveticaNeue" style:font-name-complex="AAAAAE+HelveticaNeue" fo:font-size="13pt" style:font-size-asian="13pt" style:font-size-complex="13pt"/>
    </style:style>
    <style:style style:name="T116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117" style:parent-style-name="Standardnípísmoodstavce" style:family="text">
      <style:text-properties style:font-name="AAAAAE+HelveticaNeue" style:font-name-complex="AAAAAE+HelveticaNeue" fo:font-size="13pt" style:font-size-asian="13pt" style:font-size-complex="13pt"/>
    </style:style>
    <style:style style:name="T118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119" style:parent-style-name="Standardnípísmoodstavce" style:family="text">
      <style:text-properties style:font-name="AAAAAE+HelveticaNeue" style:font-name-complex="AAAAAE+HelveticaNeue" fo:font-size="13pt" style:font-size-asian="13pt" style:font-size-complex="13pt"/>
    </style:style>
    <style:style style:name="T120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121" style:parent-style-name="Standardnípísmoodstavce" style:family="text">
      <style:text-properties style:font-name="AAAAAE+HelveticaNeue" style:font-name-complex="AAAAAE+HelveticaNeue" fo:font-size="13pt" style:font-size-asian="13pt" style:font-size-complex="13pt"/>
    </style:style>
    <style:style style:name="T122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123" style:parent-style-name="Standardnípísmoodstavce" style:family="text">
      <style:text-properties style:font-name="AAAAAE+HelveticaNeue" style:font-name-complex="AAAAAE+HelveticaNeue" fo:font-size="13pt" style:font-size-asian="13pt" style:font-size-complex="13pt"/>
    </style:style>
    <style:style style:name="T124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125" style:parent-style-name="Standardnípísmoodstavce" style:family="text">
      <style:text-properties style:font-name="AAAAAE+HelveticaNeue" style:font-name-complex="AAAAAE+HelveticaNeue" fo:font-size="13pt" style:font-size-asian="13pt" style:font-size-complex="13pt"/>
    </style:style>
    <style:style style:name="T126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P127" style:parent-style-name="Normální" style:family="paragraph">
      <style:paragraph-properties fo:line-height="150%"/>
    </style:style>
    <style:style style:name="T128" style:parent-style-name="Standardnípísmoodstavce" style:family="text">
      <style:text-properties fo:font-weight="bold" style:font-weight-asian="bold" style:font-weight-complex="bold" fo:font-size="13pt" style:font-size-asian="13pt" style:font-size-complex="13pt"/>
    </style:style>
    <style:style style:name="T129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130" style:parent-style-name="Standardnípísmoodstavce" style:family="text">
      <style:text-properties style:font-name="AAAAAE+HelveticaNeue" style:font-name-complex="AAAAAE+HelveticaNeue" fo:font-size="13pt" style:font-size-asian="13pt" style:font-size-complex="13pt"/>
    </style:style>
    <style:style style:name="T131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132" style:parent-style-name="Standardnípísmoodstavce" style:family="text">
      <style:text-properties style:font-name="AAAAAE+HelveticaNeue" style:font-name-complex="AAAAAE+HelveticaNeue" fo:font-size="13pt" style:font-size-asian="13pt" style:font-size-complex="13pt"/>
    </style:style>
    <style:style style:name="T133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134" style:parent-style-name="Standardnípísmoodstavce" style:family="text">
      <style:text-properties style:font-name="AAAAAE+HelveticaNeue" style:font-name-complex="AAAAAE+HelveticaNeue" fo:font-size="13pt" style:font-size-asian="13pt" style:font-size-complex="13pt"/>
    </style:style>
    <style:style style:name="T135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136" style:parent-style-name="Standardnípísmoodstavce" style:family="text">
      <style:text-properties style:font-name="AAAAAE+HelveticaNeue" style:font-name-complex="AAAAAE+HelveticaNeue" fo:font-size="13pt" style:font-size-asian="13pt" style:font-size-complex="13pt"/>
    </style:style>
    <style:style style:name="T137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138" style:parent-style-name="Standardnípísmoodstavce" style:family="text">
      <style:text-properties style:font-name="AAAAAE+HelveticaNeue" style:font-name-complex="AAAAAE+HelveticaNeue" fo:font-size="13pt" style:font-size-asian="13pt" style:font-size-complex="13pt"/>
    </style:style>
    <style:style style:name="T139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140" style:parent-style-name="Standardnípísmoodstavce" style:family="text">
      <style:text-properties style:font-name="AAAAAE+HelveticaNeue" style:font-name-complex="AAAAAE+HelveticaNeue" fo:font-size="13pt" style:font-size-asian="13pt" style:font-size-complex="13pt"/>
    </style:style>
    <style:style style:name="T141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142" style:parent-style-name="Standardnípísmoodstavce" style:family="text">
      <style:text-properties style:font-name="AAAAAE+HelveticaNeue" style:font-name-complex="AAAAAE+HelveticaNeue" fo:font-size="13pt" style:font-size-asian="13pt" style:font-size-complex="13pt"/>
    </style:style>
    <style:style style:name="T143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144" style:parent-style-name="Standardnípísmoodstavce" style:family="text">
      <style:text-properties style:font-name="AAAAAE+HelveticaNeue" style:font-name-complex="AAAAAE+HelveticaNeue" fo:font-size="13pt" style:font-size-asian="13pt" style:font-size-complex="13pt"/>
    </style:style>
    <style:style style:name="T145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146" style:parent-style-name="Standardnípísmoodstavce" style:family="text">
      <style:text-properties style:font-name="AAAAAE+HelveticaNeue" style:font-name-complex="AAAAAE+HelveticaNeue" fo:font-size="13pt" style:font-size-asian="13pt" style:font-size-complex="13pt"/>
    </style:style>
    <style:style style:name="T147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148" style:parent-style-name="Standardnípísmoodstavce" style:family="text">
      <style:text-properties style:font-name="AAAAAE+HelveticaNeue" style:font-name-complex="AAAAAE+HelveticaNeue" fo:font-size="13pt" style:font-size-asian="13pt" style:font-size-complex="13pt"/>
    </style:style>
    <style:style style:name="T149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150" style:parent-style-name="Standardnípísmoodstavce" style:family="text">
      <style:text-properties style:font-name="AAAAAE+HelveticaNeue" style:font-name-complex="AAAAAE+HelveticaNeue" fo:font-size="13pt" style:font-size-asian="13pt" style:font-size-complex="13pt"/>
    </style:style>
    <style:style style:name="T151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152" style:parent-style-name="Standardnípísmoodstavce" style:family="text">
      <style:text-properties style:font-name="AAAAAE+HelveticaNeue" style:font-name-complex="AAAAAE+HelveticaNeue" fo:font-size="13pt" style:font-size-asian="13pt" style:font-size-complex="13pt"/>
    </style:style>
    <style:style style:name="T153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P154" style:parent-style-name="Normální" style:family="paragraph">
      <style:paragraph-properties fo:line-height="150%"/>
    </style:style>
    <style:style style:name="T155" style:parent-style-name="Standardnípísmoodstavce" style:family="text">
      <style:text-properties fo:font-weight="bold" style:font-weight-asian="bold" style:font-weight-complex="bold" fo:font-size="13pt" style:font-size-asian="13pt" style:font-size-complex="13pt"/>
    </style:style>
    <style:style style:name="T156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157" style:parent-style-name="Standardnípísmoodstavce" style:family="text">
      <style:text-properties style:font-name="AAAAAE+HelveticaNeue" style:font-name-complex="AAAAAE+HelveticaNeue" fo:font-size="13pt" style:font-size-asian="13pt" style:font-size-complex="13pt"/>
    </style:style>
    <style:style style:name="T158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159" style:parent-style-name="Standardnípísmoodstavce" style:family="text">
      <style:text-properties style:font-name="AAAAAE+HelveticaNeue" style:font-name-complex="AAAAAE+HelveticaNeue" fo:font-size="13pt" style:font-size-asian="13pt" style:font-size-complex="13pt"/>
    </style:style>
    <style:style style:name="T160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161" style:parent-style-name="Standardnípísmoodstavce" style:family="text">
      <style:text-properties style:font-name="AAAAAE+HelveticaNeue" style:font-name-complex="AAAAAE+HelveticaNeue" fo:font-size="13pt" style:font-size-asian="13pt" style:font-size-complex="13pt"/>
    </style:style>
    <style:style style:name="T162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163" style:parent-style-name="Standardnípísmoodstavce" style:family="text">
      <style:text-properties style:font-name="AAAAAE+HelveticaNeue" style:font-name-complex="AAAAAE+HelveticaNeue" fo:font-size="13pt" style:font-size-asian="13pt" style:font-size-complex="13pt"/>
    </style:style>
    <style:style style:name="T164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165" style:parent-style-name="Standardnípísmoodstavce" style:family="text">
      <style:text-properties style:font-name="AAAAAE+HelveticaNeue" style:font-name-complex="AAAAAE+HelveticaNeue" fo:font-size="13pt" style:font-size-asian="13pt" style:font-size-complex="13pt"/>
    </style:style>
    <style:style style:name="T166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167" style:parent-style-name="Standardnípísmoodstavce" style:family="text">
      <style:text-properties style:font-name="AAAAAE+HelveticaNeue" style:font-name-complex="AAAAAE+HelveticaNeue" fo:font-size="13pt" style:font-size-asian="13pt" style:font-size-complex="13pt"/>
    </style:style>
    <style:style style:name="T168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169" style:parent-style-name="Standardnípísmoodstavce" style:family="text">
      <style:text-properties style:font-name="AAAAAE+HelveticaNeue" style:font-name-complex="AAAAAE+HelveticaNeue" fo:font-size="13pt" style:font-size-asian="13pt" style:font-size-complex="13pt"/>
    </style:style>
    <style:style style:name="T170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171" style:parent-style-name="Standardnípísmoodstavce" style:family="text">
      <style:text-properties style:font-name="AAAAAE+HelveticaNeue" style:font-name-complex="AAAAAE+HelveticaNeue" fo:font-size="13pt" style:font-size-asian="13pt" style:font-size-complex="13pt"/>
    </style:style>
    <style:style style:name="T172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173" style:parent-style-name="Standardnípísmoodstavce" style:family="text">
      <style:text-properties style:font-name="AAAAAE+HelveticaNeue" style:font-name-complex="AAAAAE+HelveticaNeue" fo:font-size="13pt" style:font-size-asian="13pt" style:font-size-complex="13pt"/>
    </style:style>
    <style:style style:name="T174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175" style:parent-style-name="Standardnípísmoodstavce" style:family="text">
      <style:text-properties style:font-name="AAAAAE+HelveticaNeue" style:font-name-complex="AAAAAE+HelveticaNeue" fo:font-size="13pt" style:font-size-asian="13pt" style:font-size-complex="13pt"/>
    </style:style>
    <style:style style:name="T176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177" style:parent-style-name="Standardnípísmoodstavce" style:family="text">
      <style:text-properties style:font-name="AAAAAE+HelveticaNeue" style:font-name-complex="AAAAAE+HelveticaNeue" fo:font-size="13pt" style:font-size-asian="13pt" style:font-size-complex="13pt"/>
    </style:style>
    <style:style style:name="T178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P179" style:parent-style-name="Normální" style:family="paragraph">
      <style:paragraph-properties fo:line-height="150%"/>
    </style:style>
    <style:style style:name="T180" style:parent-style-name="Standardnípísmoodstavce" style:family="text">
      <style:text-properties fo:font-weight="bold" style:font-weight-asian="bold" style:font-weight-complex="bold" fo:font-size="13pt" style:font-size-asian="13pt" style:font-size-complex="13pt"/>
    </style:style>
    <style:style style:name="T181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182" style:parent-style-name="Standardnípísmoodstavce" style:family="text">
      <style:text-properties style:font-name="AAAAAE+HelveticaNeue" style:font-name-complex="AAAAAE+HelveticaNeue" fo:font-size="13pt" style:font-size-asian="13pt" style:font-size-complex="13pt"/>
    </style:style>
    <style:style style:name="T183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184" style:parent-style-name="Standardnípísmoodstavce" style:family="text">
      <style:text-properties style:font-name="AAAAAE+HelveticaNeue" style:font-name-complex="AAAAAE+HelveticaNeue" fo:font-size="13pt" style:font-size-asian="13pt" style:font-size-complex="13pt"/>
    </style:style>
    <style:style style:name="T185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186" style:parent-style-name="Standardnípísmoodstavce" style:family="text">
      <style:text-properties style:font-name="AAAAAE+HelveticaNeue" style:font-name-complex="AAAAAE+HelveticaNeue" fo:font-size="13pt" style:font-size-asian="13pt" style:font-size-complex="13pt"/>
    </style:style>
    <style:style style:name="T187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188" style:parent-style-name="Standardnípísmoodstavce" style:family="text">
      <style:text-properties style:font-name="AAAAAE+HelveticaNeue" style:font-name-complex="AAAAAE+HelveticaNeue" fo:font-size="13pt" style:font-size-asian="13pt" style:font-size-complex="13pt"/>
    </style:style>
    <style:style style:name="T189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190" style:parent-style-name="Standardnípísmoodstavce" style:family="text">
      <style:text-properties style:font-name="AAAAAE+HelveticaNeue" style:font-name-complex="AAAAAE+HelveticaNeue" fo:font-size="13pt" style:font-size-asian="13pt" style:font-size-complex="13pt"/>
    </style:style>
    <style:style style:name="T191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192" style:parent-style-name="Standardnípísmoodstavce" style:family="text">
      <style:text-properties style:font-name="AAAAAE+HelveticaNeue" style:font-name-complex="AAAAAE+HelveticaNeue" fo:font-size="13pt" style:font-size-asian="13pt" style:font-size-complex="13pt"/>
    </style:style>
    <style:style style:name="T193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194" style:parent-style-name="Standardnípísmoodstavce" style:family="text">
      <style:text-properties style:font-name="AAAAAE+HelveticaNeue" style:font-name-complex="AAAAAE+HelveticaNeue" fo:font-size="13pt" style:font-size-asian="13pt" style:font-size-complex="13pt"/>
    </style:style>
    <style:style style:name="T195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196" style:parent-style-name="Standardnípísmoodstavce" style:family="text">
      <style:text-properties style:font-name="AAAAAE+HelveticaNeue" style:font-name-complex="AAAAAE+HelveticaNeue" fo:font-size="13pt" style:font-size-asian="13pt" style:font-size-complex="13pt"/>
    </style:style>
    <style:style style:name="T197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198" style:parent-style-name="Standardnípísmoodstavce" style:family="text">
      <style:text-properties style:font-name="AAAAAE+HelveticaNeue" style:font-name-complex="AAAAAE+HelveticaNeue" fo:font-size="13pt" style:font-size-asian="13pt" style:font-size-complex="13pt"/>
    </style:style>
    <style:style style:name="T199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200" style:parent-style-name="Standardnípísmoodstavce" style:family="text">
      <style:text-properties style:font-name="AAAAAE+HelveticaNeue" style:font-name-complex="AAAAAE+HelveticaNeue" fo:font-size="13pt" style:font-size-asian="13pt" style:font-size-complex="13pt"/>
    </style:style>
    <style:style style:name="T201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202" style:parent-style-name="Standardnípísmoodstavce" style:family="text">
      <style:text-properties style:font-name="AAAAAE+HelveticaNeue" style:font-name-complex="AAAAAE+HelveticaNeue" fo:font-size="13pt" style:font-size-asian="13pt" style:font-size-complex="13pt"/>
    </style:style>
    <style:style style:name="T203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204" style:parent-style-name="Standardnípísmoodstavce" style:family="text">
      <style:text-properties style:font-name="AAAAAE+HelveticaNeue" style:font-name-complex="AAAAAE+HelveticaNeue" fo:font-size="13pt" style:font-size-asian="13pt" style:font-size-complex="13pt"/>
    </style:style>
    <style:style style:name="T205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206" style:parent-style-name="Standardnípísmoodstavce" style:family="text">
      <style:text-properties style:font-name="AAAAAE+HelveticaNeue" style:font-name-complex="AAAAAE+HelveticaNeue" fo:font-size="13pt" style:font-size-asian="13pt" style:font-size-complex="13pt"/>
    </style:style>
    <style:style style:name="T207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P208" style:parent-style-name="Normální" style:family="paragraph">
      <style:paragraph-properties fo:line-height="150%"/>
    </style:style>
    <style:style style:name="T209" style:parent-style-name="Standardnípísmoodstavce" style:family="text">
      <style:text-properties fo:font-weight="bold" style:font-weight-asian="bold" style:font-weight-complex="bold" fo:font-size="13pt" style:font-size-asian="13pt" style:font-size-complex="13pt"/>
    </style:style>
    <style:style style:name="T210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211" style:parent-style-name="Standardnípísmoodstavce" style:family="text">
      <style:text-properties style:font-name="AAAAAE+HelveticaNeue" style:font-name-complex="AAAAAE+HelveticaNeue" fo:font-size="13pt" style:font-size-asian="13pt" style:font-size-complex="13pt"/>
    </style:style>
    <style:style style:name="T212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213" style:parent-style-name="Standardnípísmoodstavce" style:family="text">
      <style:text-properties style:font-name="AAAAAE+HelveticaNeue" style:font-name-complex="AAAAAE+HelveticaNeue" fo:font-size="13pt" style:font-size-asian="13pt" style:font-size-complex="13pt"/>
    </style:style>
    <style:style style:name="T214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215" style:parent-style-name="Standardnípísmoodstavce" style:family="text">
      <style:text-properties style:font-name="AAAAAE+HelveticaNeue" style:font-name-complex="AAAAAE+HelveticaNeue" fo:font-size="13pt" style:font-size-asian="13pt" style:font-size-complex="13pt"/>
    </style:style>
    <style:style style:name="T216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217" style:parent-style-name="Standardnípísmoodstavce" style:family="text">
      <style:text-properties style:font-name="AAAAAE+HelveticaNeue" style:font-name-complex="AAAAAE+HelveticaNeue" fo:font-size="13pt" style:font-size-asian="13pt" style:font-size-complex="13pt"/>
    </style:style>
    <style:style style:name="T218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219" style:parent-style-name="Standardnípísmoodstavce" style:family="text">
      <style:text-properties style:font-name="AAAAAE+HelveticaNeue" style:font-name-complex="AAAAAE+HelveticaNeue" fo:font-size="13pt" style:font-size-asian="13pt" style:font-size-complex="13pt"/>
    </style:style>
    <style:style style:name="T220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221" style:parent-style-name="Standardnípísmoodstavce" style:family="text">
      <style:text-properties style:font-name="AAAAAE+HelveticaNeue" style:font-name-complex="AAAAAE+HelveticaNeue" fo:font-size="13pt" style:font-size-asian="13pt" style:font-size-complex="13pt"/>
    </style:style>
    <style:style style:name="T222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223" style:parent-style-name="Standardnípísmoodstavce" style:family="text">
      <style:text-properties style:font-name="AAAAAE+HelveticaNeue" style:font-name-complex="AAAAAE+HelveticaNeue" fo:font-size="13pt" style:font-size-asian="13pt" style:font-size-complex="13pt"/>
    </style:style>
    <style:style style:name="T224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225" style:parent-style-name="Standardnípísmoodstavce" style:family="text">
      <style:text-properties style:font-name="AAAAAE+HelveticaNeue" style:font-name-complex="AAAAAE+HelveticaNeue" fo:font-size="13pt" style:font-size-asian="13pt" style:font-size-complex="13pt"/>
    </style:style>
    <style:style style:name="T226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227" style:parent-style-name="Standardnípísmoodstavce" style:family="text">
      <style:text-properties style:font-name="AAAAAE+HelveticaNeue" style:font-name-complex="AAAAAE+HelveticaNeue" fo:font-size="13pt" style:font-size-asian="13pt" style:font-size-complex="13pt"/>
    </style:style>
    <style:style style:name="T228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229" style:parent-style-name="Standardnípísmoodstavce" style:family="text">
      <style:text-properties style:font-name="AAAAAE+HelveticaNeue" style:font-name-complex="AAAAAE+HelveticaNeue" fo:font-size="13pt" style:font-size-asian="13pt" style:font-size-complex="13pt"/>
    </style:style>
    <style:style style:name="T230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231" style:parent-style-name="Standardnípísmoodstavce" style:family="text">
      <style:text-properties style:font-name="AAAAAE+HelveticaNeue" style:font-name-complex="AAAAAE+HelveticaNeue" fo:font-size="13pt" style:font-size-asian="13pt" style:font-size-complex="13pt"/>
    </style:style>
    <style:style style:name="T232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233" style:parent-style-name="Standardnípísmoodstavce" style:family="text">
      <style:text-properties style:font-name="AAAAAE+HelveticaNeue" style:font-name-complex="AAAAAE+HelveticaNeue" fo:font-size="13pt" style:font-size-asian="13pt" style:font-size-complex="13pt"/>
    </style:style>
    <style:style style:name="T234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235" style:parent-style-name="Standardnípísmoodstavce" style:family="text">
      <style:text-properties style:font-name="AAAAAE+HelveticaNeue" style:font-name-complex="AAAAAE+HelveticaNeue" fo:font-size="13pt" style:font-size-asian="13pt" style:font-size-complex="13pt"/>
    </style:style>
    <style:style style:name="T236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237" style:parent-style-name="Standardnípísmoodstavce" style:family="text">
      <style:text-properties style:font-name="AAAAAE+HelveticaNeue" style:font-name-complex="AAAAAE+HelveticaNeue" fo:font-size="13pt" style:font-size-asian="13pt" style:font-size-complex="13pt"/>
    </style:style>
    <style:style style:name="T238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239" style:parent-style-name="Standardnípísmoodstavce" style:family="text">
      <style:text-properties style:font-name="AAAAAE+HelveticaNeue" style:font-name-complex="AAAAAE+HelveticaNeue" fo:font-size="13pt" style:font-size-asian="13pt" style:font-size-complex="13pt"/>
    </style:style>
    <style:style style:name="T240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241" style:parent-style-name="Standardnípísmoodstavce" style:family="text">
      <style:text-properties style:font-name="AAAAAE+HelveticaNeue" style:font-name-complex="AAAAAE+HelveticaNeue" fo:font-size="13pt" style:font-size-asian="13pt" style:font-size-complex="13pt"/>
    </style:style>
    <style:style style:name="T242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243" style:parent-style-name="Standardnípísmoodstavce" style:family="text">
      <style:text-properties style:font-name="AAAAAE+HelveticaNeue" style:font-name-complex="AAAAAE+HelveticaNeue" fo:font-size="13pt" style:font-size-asian="13pt" style:font-size-complex="13pt"/>
    </style:style>
    <style:style style:name="T244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245" style:parent-style-name="Standardnípísmoodstavce" style:family="text">
      <style:text-properties style:font-name="AAAAAE+HelveticaNeue" style:font-name-complex="AAAAAE+HelveticaNeue" fo:font-size="13pt" style:font-size-asian="13pt" style:font-size-complex="13pt"/>
    </style:style>
    <style:style style:name="T246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247" style:parent-style-name="Standardnípísmoodstavce" style:family="text">
      <style:text-properties style:font-name="AAAAAE+HelveticaNeue" style:font-name-complex="AAAAAE+HelveticaNeue" fo:font-size="13pt" style:font-size-asian="13pt" style:font-size-complex="13pt"/>
    </style:style>
    <style:style style:name="T248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249" style:parent-style-name="Standardnípísmoodstavce" style:family="text">
      <style:text-properties style:font-name="AAAAAE+HelveticaNeue" style:font-name-complex="AAAAAE+HelveticaNeue" fo:font-size="13pt" style:font-size-asian="13pt" style:font-size-complex="13pt"/>
    </style:style>
    <style:style style:name="T250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251" style:parent-style-name="Standardnípísmoodstavce" style:family="text">
      <style:text-properties style:font-name="AAAAAE+HelveticaNeue" style:font-name-complex="AAAAAE+HelveticaNeue" fo:font-size="13pt" style:font-size-asian="13pt" style:font-size-complex="13pt"/>
    </style:style>
    <style:style style:name="T252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253" style:parent-style-name="Standardnípísmoodstavce" style:family="text">
      <style:text-properties style:font-name="AAAAAE+HelveticaNeue" style:font-name-complex="AAAAAE+HelveticaNeue" fo:font-size="13pt" style:font-size-asian="13pt" style:font-size-complex="13pt"/>
    </style:style>
    <style:style style:name="T254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255" style:parent-style-name="Standardnípísmoodstavce" style:family="text">
      <style:text-properties style:font-name="AAAAAE+HelveticaNeue" style:font-name-complex="AAAAAE+HelveticaNeue" fo:font-size="13pt" style:font-size-asian="13pt" style:font-size-complex="13pt"/>
    </style:style>
    <style:style style:name="T256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257" style:parent-style-name="Standardnípísmoodstavce" style:family="text">
      <style:text-properties style:font-name="AAAAAE+HelveticaNeue" style:font-name-complex="AAAAAE+HelveticaNeue" fo:font-size="13pt" style:font-size-asian="13pt" style:font-size-complex="13pt"/>
    </style:style>
    <style:style style:name="T258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259" style:parent-style-name="Standardnípísmoodstavce" style:family="text">
      <style:text-properties style:font-name="AAAAAE+HelveticaNeue" style:font-name-complex="AAAAAE+HelveticaNeue" fo:font-size="13pt" style:font-size-asian="13pt" style:font-size-complex="13pt"/>
    </style:style>
    <style:style style:name="T260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261" style:parent-style-name="Standardnípísmoodstavce" style:family="text">
      <style:text-properties style:font-name="AAAAAE+HelveticaNeue" style:font-name-complex="AAAAAE+HelveticaNeue" fo:font-size="13pt" style:font-size-asian="13pt" style:font-size-complex="13pt"/>
    </style:style>
    <style:style style:name="T262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263" style:parent-style-name="Standardnípísmoodstavce" style:family="text">
      <style:text-properties style:font-name="AAAAAE+HelveticaNeue" style:font-name-complex="AAAAAE+HelveticaNeue" fo:font-size="13pt" style:font-size-asian="13pt" style:font-size-complex="13pt"/>
    </style:style>
    <style:style style:name="T264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265" style:parent-style-name="Standardnípísmoodstavce" style:family="text">
      <style:text-properties style:font-name="AAAAAE+HelveticaNeue" style:font-name-complex="AAAAAE+HelveticaNeue" fo:font-size="13pt" style:font-size-asian="13pt" style:font-size-complex="13pt"/>
    </style:style>
    <style:style style:name="T266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267" style:parent-style-name="Standardnípísmoodstavce" style:family="text">
      <style:text-properties style:font-name="AAAAAE+HelveticaNeue" style:font-name-complex="AAAAAE+HelveticaNeue" fo:font-size="13pt" style:font-size-asian="13pt" style:font-size-complex="13pt"/>
    </style:style>
    <style:style style:name="T268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269" style:parent-style-name="Standardnípísmoodstavce" style:family="text">
      <style:text-properties style:font-name="AAAAAE+HelveticaNeue" style:font-name-complex="AAAAAE+HelveticaNeue" fo:font-size="13pt" style:font-size-asian="13pt" style:font-size-complex="13pt"/>
    </style:style>
    <style:style style:name="T270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P271" style:parent-style-name="Normální" style:family="paragraph">
      <style:paragraph-properties fo:line-height="150%"/>
    </style:style>
    <style:style style:name="T272" style:parent-style-name="Standardnípísmoodstavce" style:family="text">
      <style:text-properties fo:font-weight="bold" style:font-weight-asian="bold" style:font-weight-complex="bold" fo:font-size="13pt" style:font-size-asian="13pt" style:font-size-complex="13pt"/>
    </style:style>
    <style:style style:name="T273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274" style:parent-style-name="Standardnípísmoodstavce" style:family="text">
      <style:text-properties style:font-name="AAAAAE+HelveticaNeue" style:font-name-complex="AAAAAE+HelveticaNeue" fo:font-size="13pt" style:font-size-asian="13pt" style:font-size-complex="13pt"/>
    </style:style>
    <style:style style:name="T275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276" style:parent-style-name="Standardnípísmoodstavce" style:family="text">
      <style:text-properties style:font-name="AAAAAE+HelveticaNeue" style:font-name-complex="AAAAAE+HelveticaNeue" fo:font-size="13pt" style:font-size-asian="13pt" style:font-size-complex="13pt"/>
    </style:style>
    <style:style style:name="T277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278" style:parent-style-name="Standardnípísmoodstavce" style:family="text">
      <style:text-properties style:font-name="AAAAAE+HelveticaNeue" style:font-name-complex="AAAAAE+HelveticaNeue" fo:font-size="13pt" style:font-size-asian="13pt" style:font-size-complex="13pt"/>
    </style:style>
    <style:style style:name="T279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280" style:parent-style-name="Standardnípísmoodstavce" style:family="text">
      <style:text-properties style:font-name="AAAAAE+HelveticaNeue" style:font-name-complex="AAAAAE+HelveticaNeue" fo:font-size="13pt" style:font-size-asian="13pt" style:font-size-complex="13pt"/>
    </style:style>
    <style:style style:name="T281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282" style:parent-style-name="Standardnípísmoodstavce" style:family="text">
      <style:text-properties style:font-name="AAAAAE+HelveticaNeue" style:font-name-complex="AAAAAE+HelveticaNeue" fo:font-size="13pt" style:font-size-asian="13pt" style:font-size-complex="13pt"/>
    </style:style>
    <style:style style:name="T283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284" style:parent-style-name="Standardnípísmoodstavce" style:family="text">
      <style:text-properties style:font-name="AAAAAE+HelveticaNeue" style:font-name-complex="AAAAAE+HelveticaNeue" fo:font-size="13pt" style:font-size-asian="13pt" style:font-size-complex="13pt"/>
    </style:style>
    <style:style style:name="T285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286" style:parent-style-name="Standardnípísmoodstavce" style:family="text">
      <style:text-properties style:font-name="AAAAAE+HelveticaNeue" style:font-name-complex="AAAAAE+HelveticaNeue" fo:font-size="13pt" style:font-size-asian="13pt" style:font-size-complex="13pt"/>
    </style:style>
    <style:style style:name="T287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288" style:parent-style-name="Standardnípísmoodstavce" style:family="text">
      <style:text-properties style:font-name="AAAAAE+HelveticaNeue" style:font-name-complex="AAAAAE+HelveticaNeue" fo:font-size="13pt" style:font-size-asian="13pt" style:font-size-complex="13pt"/>
    </style:style>
    <style:style style:name="T289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</office:automatic-styles>
  <office:body>
    <office:text text:use-soft-page-breaks="true">
      <text:p text:style-name="P1"><text:span text:style-name="T2">Tvorba vizitky jako modelov</text:span><text:span text:style-name="T3">ý<text:s/></text:span><text:span text:style-name="T4">p</text:span><text:span text:style-name="T5">ř</text:span><text:span text:style-name="T6">íklad strukturovaného my</text:span><text:span text:style-name="T7">š</text:span><text:span text:style-name="T8">lení<text:s/></text:span></text:p>
      <text:p text:style-name="P9"><text:span text:style-name="T10">Grafick</text:span><text:span text:style-name="T11">ý<text:s/></text:span><text:span text:style-name="T12">design vizitky je d</text:span><text:span text:style-name="T13">ů</text:span><text:span text:style-name="T14">le</text:span><text:span text:style-name="T15">ž</text:span><text:span text:style-name="T16">it</text:span><text:span text:style-name="T17">ý</text:span><text:span text:style-name="T18">, proto</text:span><text:span text:style-name="T19">ž</text:span><text:span text:style-name="T20">e práv</text:span><text:span text:style-name="T21">ě<text:s/></text:span><text:span text:style-name="T22">design vizitky bude první v</text:span><text:span text:style-name="T23">ě</text:span><text:span text:style-name="T24">c, kterou si potenciální zákazník nebo partner p</text:span><text:span text:style-name="T25">ř</text:span><text:span text:style-name="T26">i setkání s vámi v</text:span><text:span text:style-name="T27">š</text:span><text:span text:style-name="T28">imne. V následujících krocích si p</text:span><text:span text:style-name="T29">ř</text:span><text:span text:style-name="T30">iblí</text:span><text:span text:style-name="T31">ž</text:span><text:span text:style-name="T32">íme, jak vytvo</text:span><text:span text:style-name="T33">ř</text:span><text:span text:style-name="T34">it správnou vizitku z pohledu grafického designu.</text:span></text:p>
      <text:p text:style-name="P35"><text:span text:style-name="T36">Obecné po</text:span><text:span text:style-name="T37">ž</text:span><text:span text:style-name="T38">adavky<text:s/></text:span></text:p>
      <text:p text:style-name="P39"><text:span text:style-name="T40">1. Definování cíle<text:s/></text:span><text:span text:style-name="T41">Prvním krokem p</text:span><text:span text:style-name="T42">ř</text:span><text:span text:style-name="T43">i tvorb</text:span><text:span text:style-name="T44">ě<text:s/></text:span><text:span text:style-name="T45">vizitky je definování cíle. Je d</text:span><text:span text:style-name="T46">ů</text:span><text:span text:style-name="T47">le</text:span><text:span text:style-name="T48">ž</text:span><text:span text:style-name="T49">ité si polo</text:span><text:span text:style-name="T50">ž</text:span><text:span text:style-name="T51">it otázku, pro</text:span><text:span text:style-name="T52">č<text:s/></text:span><text:span text:style-name="T53">pot</text:span><text:span text:style-name="T54">ř</text:span><text:span text:style-name="T55">ebujete vizitku a co od ní o</text:span><text:span text:style-name="T56">č</text:span><text:span text:style-name="T57">ekáváte. M</text:span><text:span text:style-name="T58">ůž</text:span><text:span text:style-name="T59">e to b</text:span><text:span text:style-name="T60">ý</text:span><text:span text:style-name="T61">t nap</text:span><text:span text:style-name="T62">ř</text:span><text:span text:style-name="T63">íklad získání nov</text:span><text:span text:style-name="T64">ý</text:span><text:span text:style-name="T65">ch zákazník</text:span><text:span text:style-name="T66">ů</text:span><text:span text:style-name="T67">, prezentace své firmy nebo osobního brandu, nebo zlep</text:span><text:span text:style-name="T68">š</text:span><text:span text:style-name="T69">ení své profesní kariéry. Definování cíle vám pom</text:span><text:span text:style-name="T70">ůž</text:span><text:span text:style-name="T71">e ur</text:span><text:span text:style-name="T72">č</text:span><text:span text:style-name="T73">it klí</text:span><text:span text:style-name="T74">č</text:span><text:span text:style-name="T75">ové informace, které by m</text:span><text:span text:style-name="T76">ě</text:span><text:span text:style-name="T77">ly b</text:span><text:span text:style-name="T78">ý</text:span><text:span text:style-name="T79">t na vizitce uvedeny, jako nap</text:span><text:span text:style-name="T80">ř</text:span><text:span text:style-name="T81">íklad va</text:span><text:span text:style-name="T82">š</text:span><text:span text:style-name="T83">e jméno, titul, jméno firmy, adresa, telefonní<text:s/></text:span><text:span text:style-name="T84">č</text:span><text:span text:style-name="T85">íslo, e-mailová adresa, webová stránka a dal</text:span><text:span text:style-name="T86">š</text:span><text:span text:style-name="T87">í informace.</text:span></text:p>
      <text:p text:style-name="P88"><text:span text:style-name="T89">2. Vzhled vizitky<text:s/></text:span><text:span text:style-name="T90">Zamyslete se nad tím, jak by m</text:span><text:span text:style-name="T91">ě</text:span><text:span text:style-name="T92">la vizitka vypadat. Vizuální styl a design by m</text:span><text:span text:style-name="T93">ě</text:span><text:span text:style-name="T94">ly b</text:span><text:span text:style-name="T95">ý</text:span><text:span text:style-name="T96">t vybrány tak, aby co nejvíce odpovídaly va</text:span><text:span text:style-name="T97">š</text:span><text:span text:style-name="T98">í firm</text:span><text:span text:style-name="T99">ě<text:s/></text:span><text:span text:style-name="T100">nebo osobnosti. M</text:span><text:span text:style-name="T101">ůž</text:span><text:span text:style-name="T102">ete zvá</text:span><text:span text:style-name="T103">ž</text:span><text:span text:style-name="T104">it pou</text:span><text:span text:style-name="T105">ž</text:span><text:span text:style-name="T106">ití firemních barev, loga, fotografií nebo jin</text:span><text:span text:style-name="T107">ý</text:span><text:span text:style-name="T108">ch grafick</text:span><text:span text:style-name="T109">ý</text:span><text:span text:style-name="T110">ch prvk</text:span><text:span text:style-name="T111">ů</text:span><text:span text:style-name="T112">. Design by m</text:span><text:span text:style-name="T113">ě</text:span><text:span text:style-name="T114">l b</text:span><text:span text:style-name="T115">ý</text:span><text:span text:style-name="T116">t jednoduch</text:span><text:span text:style-name="T117">ý</text:span><text:span text:style-name="T118">, p</text:span><text:span text:style-name="T119">ř</text:span><text:span text:style-name="T120">ehledn</text:span><text:span text:style-name="T121">ý<text:s/></text:span><text:span text:style-name="T122">a esteticky p</text:span><text:span text:style-name="T123">ř</text:span><text:span text:style-name="T124">íjemn</text:span><text:span text:style-name="T125">ý</text:span><text:span text:style-name="T126">.</text:span></text:p>
      <text:p text:style-name="P127"><text:span text:style-name="T128">3. Fotografie<text:s/></text:span><text:span text:style-name="T129">Kvalitní fotografie jsou klí</text:span><text:span text:style-name="T130">č</text:span><text:span text:style-name="T131">ové pro vizitku. Pokud pou</text:span><text:span text:style-name="T132">ž</text:span><text:span text:style-name="T133">ijete fotografie nízké kvality, m</text:span><text:span text:style-name="T134">ůž</text:span><text:span text:style-name="T135">e to vzbuzovat dojem,<text:s/></text:span><text:span text:style-name="T136">ž</text:span><text:span text:style-name="T137">e nejste profesionální. Zva</text:span><text:span text:style-name="T138">ž</text:span><text:span text:style-name="T139">te pou</text:span><text:span text:style-name="T140">ž</text:span><text:span text:style-name="T141">ití fotografií va</text:span><text:span text:style-name="T142">š</text:span><text:span text:style-name="T143">eho produktu, slu</text:span><text:span text:style-name="T144">ž</text:span><text:span text:style-name="T145">eb nebo zam</text:span><text:span text:style-name="T146">ě</text:span><text:span text:style-name="T147">stnanc</text:span><text:span text:style-name="T148">ů</text:span><text:span text:style-name="T149">, aby zákazníci m</text:span><text:span text:style-name="T150">ě</text:span><text:span text:style-name="T151">li p</text:span><text:span text:style-name="T152">ř</text:span><text:span text:style-name="T153">edstavu o tom, co nabízíte.<text:s/></text:span></text:p>
      <text:p text:style-name="P154"><text:span text:style-name="T155">4. Loga<text:s/></text:span><text:span text:style-name="T156">Logo je vizitkou va</text:span><text:span text:style-name="T157">š</text:span><text:span text:style-name="T158">í firmy. Zva</text:span><text:span text:style-name="T159">ž</text:span><text:span text:style-name="T160">te, zda chcete pou</text:span><text:span text:style-name="T161">ž</text:span><text:span text:style-name="T162">ít logo na vizitce a jak bude umíst</text:span><text:span text:style-name="T163">ě</text:span><text:span text:style-name="T164">no. Logo by m</text:span><text:span text:style-name="T165">ě</text:span><text:span text:style-name="T166">lo b</text:span><text:span text:style-name="T167">ý</text:span><text:span text:style-name="T168">t umíst</text:span><text:span text:style-name="T169">ě</text:span><text:span text:style-name="T170">no v horní<text:s/></text:span><text:span text:style-name="T171">č</text:span><text:span text:style-name="T172">ásti vizitky a m</text:span><text:span text:style-name="T173">ě</text:span><text:span text:style-name="T174">lo by b</text:span><text:span text:style-name="T175">ý</text:span><text:span text:style-name="T176">t dob</text:span><text:span text:style-name="T177">ř</text:span><text:span text:style-name="T178">e viditelné.<text:s/></text:span></text:p>
      <text:p text:style-name="P179"><text:span text:style-name="T180">5. Velikost fontu<text:s/></text:span><text:span text:style-name="T181">Velikost fontu na vizitce by m</text:span><text:span text:style-name="T182">ě</text:span><text:span text:style-name="T183">la b</text:span><text:span text:style-name="T184">ý</text:span><text:span text:style-name="T185">t dostate</text:span><text:span text:style-name="T186">č</text:span><text:span text:style-name="T187">n</text:span><text:span text:style-name="T188">ě<text:s/></text:span><text:span text:style-name="T189">velká, aby byla snadno<text:s/></text:span><text:span text:style-name="T190">č</text:span><text:span text:style-name="T191">itelná. Pou</text:span><text:span text:style-name="T192">ž</text:span><text:span text:style-name="T193">ívejte jednoduché fonty, které jsou snadno<text:s/></text:span><text:span text:style-name="T194">č</text:span><text:span text:style-name="T195">itelné, a vyhn</text:span><text:span text:style-name="T196">ě</text:span><text:span text:style-name="T197">te se pou</text:span><text:span text:style-name="T198">ž</text:span><text:span text:style-name="T199">ití více ne</text:span><text:span text:style-name="T200">ž<text:s/></text:span><text:span text:style-name="T201">dvou r</text:span><text:span text:style-name="T202">ů</text:span><text:span text:style-name="T203">zn</text:span><text:span text:style-name="T204">ý</text:span><text:span text:style-name="T205">ch font</text:span><text:span text:style-name="T206">ů</text:span><text:span text:style-name="T207">.</text:span></text:p>
      <text:soft-page-break/>
      <text:p text:style-name="P208"><text:span text:style-name="T209">6. Struktura a obsah<text:s/></text:span><text:span text:style-name="T210">Vizitka by m</text:span><text:span text:style-name="T211">ě</text:span><text:span text:style-name="T212">la b</text:span><text:span text:style-name="T213">ý</text:span><text:span text:style-name="T214">t jednoduchá a p</text:span><text:span text:style-name="T215">ř</text:span><text:span text:style-name="T216">ehledná. Vyh</text:span><text:span text:style-name="T217">ý</text:span><text:span text:style-name="T218">bejte se p</text:span><text:span text:style-name="T219">ř</text:span><text:span text:style-name="T220">epln</text:span><text:span text:style-name="T221">ě</text:span><text:span text:style-name="T222">nému designu a umíst</text:span><text:span text:style-name="T223">ě</text:span><text:span text:style-name="T224">ní p</text:span><text:span text:style-name="T225">ř</text:span><text:span text:style-name="T226">íli</text:span><text:span text:style-name="T227">š<text:s/></text:span><text:span text:style-name="T228">mnoha informací na mal</text:span><text:span text:style-name="T229">ý<text:s/></text:span><text:span text:style-name="T230">prostor. M</text:span><text:span text:style-name="T231">ůž</text:span><text:span text:style-name="T232">ete si rozd</text:span><text:span text:style-name="T233">ě</text:span><text:span text:style-name="T234">lit vizitku na p</text:span><text:span text:style-name="T235">ř</text:span><text:span text:style-name="T236">ední a zadní stranu, nebo m</text:span><text:span text:style-name="T237">ůž</text:span><text:span text:style-name="T238">ete pou</text:span><text:span text:style-name="T239">ž</text:span><text:span text:style-name="T240">ít jednu stranu a umístit na ni v</text:span><text:span text:style-name="T241">š</text:span><text:span text:style-name="T242">echny informace. Zam</text:span><text:span text:style-name="T243">ěř</text:span><text:span text:style-name="T244">te se na to, co je d</text:span><text:span text:style-name="T245">ů</text:span><text:span text:style-name="T246">le</text:span><text:span text:style-name="T247">ž</text:span><text:span text:style-name="T248">ité, na to, co chcete na vizitce zahrnout. To m</text:span><text:span text:style-name="T249">ůž</text:span><text:span text:style-name="T250">e zahrnovat va</text:span><text:span text:style-name="T251">š</text:span><text:span text:style-name="T252">e jméno, titul, jméno firmy, adresa, telefonní<text:s/></text:span><text:span text:style-name="T253">č</text:span><text:span text:style-name="T254">íslo, e-mailovou adresu, webovou stránku a dal</text:span><text:span text:style-name="T255">š</text:span><text:span text:style-name="T256">í informace, které pova</text:span><text:span text:style-name="T257">ž</text:span><text:span text:style-name="T258">ujete za relevantní. Je d</text:span><text:span text:style-name="T259">ů</text:span><text:span text:style-name="T260">le</text:span><text:span text:style-name="T261">ž</text:span><text:span text:style-name="T262">ité, aby informace byly uvedeny v logickém a p</text:span><text:span text:style-name="T263">ř</text:span><text:span text:style-name="T264">ehledném po</text:span><text:span text:style-name="T265">ř</text:span><text:span text:style-name="T266">adí a aby nebyly p</text:span><text:span text:style-name="T267">ř</text:span><text:span text:style-name="T268">íli</text:span><text:span text:style-name="T269">š<text:s/></text:span><text:span text:style-name="T270">mnoho.<text:s/></text:span></text:p>
      <text:p text:style-name="P271"><text:span text:style-name="T272">7. Materiál<text:s/></text:span><text:span text:style-name="T273">Volba papíru m</text:span><text:span text:style-name="T274">ůž</text:span><text:span text:style-name="T275">e mít velk</text:span><text:span text:style-name="T276">ý<text:s/></text:span><text:span text:style-name="T277">vliv na vzhled vizitky. Zva</text:span><text:span text:style-name="T278">ž</text:span><text:span text:style-name="T279">te pou</text:span><text:span text:style-name="T280">ž</text:span><text:span text:style-name="T281">ití matného nebo lesklého papíru v závislosti na tom, co by vám nejvíce vyhovovalo. Matn</text:span><text:span text:style-name="T282">ý<text:s/></text:span><text:span text:style-name="T283">papír má tendenci p</text:span><text:span text:style-name="T284">ů</text:span><text:span text:style-name="T285">sobit sofistikovan</text:span><text:span text:style-name="T286">ě<text:s/></text:span><text:span text:style-name="T287">a luxusn</text:span><text:span text:style-name="T288">ě</text:span><text:span text:style-name="T289">, zatím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AAAAAC+HelveticaNeue-Bold" svg:font-family="AAAAAC+HelveticaNeue-Bold" style:font-family-generic="swiss" svg:panose-1="0 0 0 0 0 0 0 0 0 0"/>
    <style:font-face style:name="AAAAAD+HelveticaNeue" svg:font-family="AAAAAD+HelveticaNeue" style:font-family-generic="swiss" svg:panose-1="0 0 0 0 0 0 0 0 0 0"/>
    <style:font-face style:name="AAAAAE+HelveticaNeue" svg:font-family="AAAAAE+HelveticaNeue" style:font-family-generic="swiss" svg:panose-1="0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cs" fo:country="CZ" style:language-asian="en" style:country-asian="US" style:language-complex="ar" style:country-complex="SA" style:text-combine="none" fo:hyphenate="true"/>
    </style:default-style>
    <style:style style:name="Nadpisy1" style:display-name="Nadpisy1" style:family="paragraph" style:parent-style-name="Nadpis1" style:next-style-name="Nadpis1" style:default-outline-level="1">
      <style:paragraph-properties fo:margin-left="0.3937in" fo:text-indent="-0.3152in">
        <style:tab-stops>
          <style:tab-stop style:type="left" style:position="0.1062in"/>
        </style:tab-stops>
      </style:paragraph-properties>
      <style:text-properties style:font-name="Times New Roman" fo:font-weight="bold" style:font-weight-asian="bold" fo:hyphenate="false"/>
    </style:style>
    <style:style style:name="Normální" style:display-name="Normální" style:family="paragraph">
      <style:text-properties fo:hyphenate="false"/>
    </style:style>
    <style:style style:name="Nadpis1" style:display-name="Nadpis 1" style:family="paragraph" style:parent-style-name="Normální" style:next-style-name="Normální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Standardnípísmoodstavce" style:display-name="Standardní písmo odstavce" style:family="text"/>
    <style:style style:name="Nadpisy1Char" style:display-name="Nadpisy1 Char" style:family="text" style:parent-style-name="Nadpis1Char">
      <style:text-properties style:font-name="Times New Roman" style:font-name-asian="Times New Roman" style:font-name-complex="Times New Roman" fo:font-weight="bold" style:font-weight-asian="bold" fo:color="#2F5496" fo:font-size="16pt" style:font-size-asian="16pt" style:font-size-complex="16pt"/>
    </style:style>
    <style:style style:name="Nadpis1Char" style:display-name="Nadpis 1 Char" style:family="text" style:parent-style-name="Standardnípísmoodstavce">
      <style:text-properties style:font-name="Calibri Light" style:font-name-asian="Times New Roman" style:font-name-complex="Times New Roman" fo:color="#2F5496" fo:font-size="16pt" style:font-size-asian="16pt" style:font-size-complex="16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suffix="." style:num-format="1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outline-level-style>
    </text:outline-style>
    <style:style style:name="WW_CharLFO1LVL1" style:family="text">
      <style:text-properties fo:font-size="16pt" style:font-size-asian="16pt" style:font-size-complex="16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suffix="." style:num-format="1">
        <style:list-level-properties text:space-before="0.0784in" text:min-label-width="0.3152in" text:list-level-position-and-space-mode="label-alignment">
          <style:list-level-label-alignment text:label-followed-by="listtab" fo:margin-left="0.3937in" fo:text-indent="-0.3152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." style:num-format="1" text:display-levels="3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4" style:num-suffix="." style:num-format="1" text:display-levels="4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5" style:num-suffix="." style:num-format="1" text:display-levels="5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6" style:num-suffix="." style:num-format="1" text:display-levels="6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7" style:num-suffix="." style:num-format="1" text:display-levels="7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8" style:num-suffix="." style:num-format="1" text:display-levels="8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9" style:num-suffix="." style:num-format="1" text:display-levels="9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2" style:num-suffix="." style:num-format="1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3" style:num-suffix="." style:num-format="1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suffix="." style:num-format="1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suffix="." style:num-format="1">
        <style:list-level-properties text:space-before="2in" text:min-label-width="0.5in" text:list-level-position-and-space-mode="label-alignment">
          <style:list-level-label-alignment text:label-followed-by="listtab" fo:margin-left="2.5in" fo:text-indent="-0.5in"/>
        </style:list-level-properties>
      </text:list-level-style-number>
      <text:list-level-style-number text:level="6" style:num-suffix="." style:num-format="1">
        <style:list-level-properties text:space-before="2.5in" text:min-label-width="0.5in" text:list-level-position-and-space-mode="label-alignment">
          <style:list-level-label-alignment text:label-followed-by="listtab" fo:margin-left="3in" fo:text-indent="-0.5in"/>
        </style:list-level-properties>
      </text:list-level-style-number>
      <text:list-level-style-number text:level="7" style:num-suffix="." style:num-format="1">
        <style:list-level-properties text:space-before="3in" text:min-label-width="0.5in" text:list-level-position-and-space-mode="label-alignment">
          <style:list-level-label-alignment text:label-followed-by="listtab" fo:margin-left="3.5in" fo:text-indent="-0.5in"/>
        </style:list-level-properties>
      </text:list-level-style-number>
      <text:list-level-style-number text:level="8" style:num-suffix="." style:num-format="1">
        <style:list-level-properties text:space-before="3.5in" text:min-label-width="0.5in" text:list-level-position-and-space-mode="label-alignment">
          <style:list-level-label-alignment text:label-followed-by="listtab" fo:margin-left="4in" fo:text-indent="-0.5in"/>
        </style:list-level-properties>
      </text:list-level-style-number>
      <text:list-level-style-number text:level="9" style:num-suffix="." style:num-format="1">
        <style:list-level-properties text:space-before="4in" text:min-label-width="0.5in" text:list-level-position-and-space-mode="label-alignment">
          <style:list-level-label-alignment text:label-followed-by="listtab" fo:margin-left="4.5in" fo:text-indent="-0.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VÝBORNÝ Jan</meta:initial-creator>
    <dc:creator>VÝBORNÝ Jan</dc:creator>
    <meta:creation-date>2023-05-04T13:41:00Z</meta:creation-date>
    <dc:date>2023-05-04T13:46:00Z</dc:date>
    <meta:template xlink:href="Normal.dotm" xlink:type="simple"/>
    <meta:editing-cycles>1</meta:editing-cycles>
    <meta:editing-duration>PT300S</meta:editing-duration>
    <meta:document-statistic meta:page-count="2" meta:paragraph-count="5" meta:word-count="379" meta:character-count="2614" meta:row-count="18" meta:non-whitespace-character-count="2240"/>
  </office:meta>
</office:document-meta>
</file>